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fo:background-color="#00cc33" style:font-weight-asian="bold" style:font-weight-complex="bold"/>
    </style:style>
    <style:style style:name="P3" style:family="paragraph" style:parent-style-name="Standard">
      <style:text-properties fo:background-color="#00cc33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fo:background-color="#00cc33" style:font-weight-asian="bold" style:font-weight-complex="bold"/>
    </style:style>
    <style:style style:name="P6" style:family="paragraph" style:parent-style-name="Standard">
      <style:text-properties fo:font-weight="bold" fo:background-color="#ffff00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ite color palette?</text:p>
      <text:p text:style-name="Standard">english and german versions (toggleable on the left side)</text:p>
      <text:p text:style-name="Standard">no navbar following</text:p>
      <text:p text:style-name="Standard">navbar has only word hyperlinks-- no buttons</text:p>
      <text:p text:style-name="Standard">navbar on hover: larger or bold?</text:p>
      <text:p text:style-name="Standard">facebook and instagram links @ top with icons (also as footer)</text:p>
      <text:p text:style-name="Standard">go over font examples (capital with larger initial letter)</text:p>
      <text:p text:style-name="Standard">one clear font throughout</text:p>
      <text:p text:style-name="Standard">less content on main page, details elsewhere (photo, links, press quote under photo, ajax call to instagram, hopefully able to see it without scrolling much)</text:p>
      <text:p text:style-name="Standard"/>
      <text:p text:style-name="Standard">index, about, photo gallery, press, audio, videos, contact</text:p>
      <text:p text:style-name="Standard">for photos, on hover 110% within box, photographer credit</text:p>
      <text:p text:style-name="Standard">photo on each page, different photo</text:p>
      <text:p text:style-name="Standard"/>
      <text:p text:style-name="Standard">complete: functional navbar, each site on its own with navigation enabled</text:p>
      <text:p text:style-name="Standard">facebook and instagram icons navigate to respective sites (the instagram needs the correct url, instagram account required for that)</text:p>
      <text:p text:style-name="Standard">navbar needs: to responsively span the whole page in sm md lg, become a button on xs with a dropdown menu of all the list items</text:p>
      <text:p text:style-name="Standard">separate language buttons?</text:p>
      <text:p text:style-name="Standard">separate social media icons?</text:p>
      <text:p text:style-name="Standard">words get larger on hover? bold, different color?</text:p>
      <text:p text:style-name="Standard">footer: copyright, year (design info)</text:p>
      <text:p text:style-name="Standard"/>
      <text:p text:style-name="Standard"/>
      <text:p text:style-name="Standard">index: peacock pic, instagram widget with title</text:p>
      <text:p text:style-name="Standard">about: about pic, beneath it a biography</text:p>
      <text:p text:style-name="Standard">press: press pic, underneath it phrases with hyperlink or modal with full text?</text:p>
      <text:p text:style-name="Standard"/>
      <text:p text:style-name="Standard"><text:span text:style-name="T1">task: </text:span>allow for english and german content on each page</text:p>
      <text:p text:style-name="Standard">use select element for localized versions of the content?</text:p>
      <text:p text:style-name="Standard">once everything is complete in english, create german versions of each page? or dynamically change the text where it is with javascript?</text:p>
      <text:p text:style-name="Standard">make sure the en and de buttons present the same page that the user is on</text:p>
      <text:p text:style-name="Standard">detecting default language? this could be very useful</text:p>
      <text:p text:style-name="Standard">url structure: <text:s text:c="3"/>use /en/ and /de/ at end of url</text:p>
      <text:p text:style-name="Standard"/>
      <text:p text:style-name="Standard">nav structure: links left, name front and center, languages right</text:p>
      <text:p text:style-name="Standard">underneath, the </text:p>
      <text:p text:style-name="Standard"/>
      <text:p text:style-name="P3"><text:span text:style-name="T1">task: </text:span>seven navigation links spaced out (justify-content: space-evenly does not work), i have tried to make display: flex; in the &lt;ul&gt; and justify-content: space-between.. this made not only the nav buttons default to one atop the other, but also affected the div above.. removing that styling kept the problem in BOTH</text:p>
      <text:p text:style-name="P3">the thing that solved it was adding another div with the class of center in between the navbar-collapse class and the ul, then the ul had the class of nav-justified</text:p>
      <text:p text:style-name="P3">complete</text:p>
      <text:p text:style-name="Standard"/>
      <text:p text:style-name="P2">task:<text:span text:style-name="T2"> make nav text bold and animate to be bigger on hover</text:span></text:p>
      <text:p text:style-name="Standard"/>
      <text:p text:style-name="P1">task: <text:span text:style-name="T2"><text:s/>embed instagram feed to bottom of index page (see instagram's official embedding tool) this </text:span><text:soft-page-break/><text:span text:style-name="T2">will require Rachel's account number to authorize it</text:span></text:p>
      <text:p text:style-name="P4"/>
      <text:p text:style-name="P1">task: <text:span text:style-name="T2">decide on appropriate audio format (soundcloud prompts to download app.. which site will host and deliver content without this requirement? Or should we host the audio files on azure?)</text:span></text:p>
      <text:p text:style-name="P4"/>
      <text:p text:style-name="P1">task:<text:span text:style-name="T2"> along length of contact picture, management, agent name, facebook, instagram</text:span></text:p>
      <text:p text:style-name="P1">task: <text:span text:style-name="T2">verify that it's ok to use danny's email as opposed to info@haanyc.com</text:span></text:p>
      <text:p text:style-name="Standard"/>
      <text:p text:style-name="P1">task: <text:span text:style-name="T2"><text:s/>make the nav button turn into a dropdown menu when the size is sm</text:span></text:p>
      <text:p text:style-name="P1"><text:span text:style-name="T2">tried to modify the scaffolding, which divs are nested where etc</text:span></text:p>
      <text:p text:style-name="P1"><text:span text:style-name="T2">tried to cut and paste template into the bottom of the index file.. that code did not work either</text:span></text:p>
      <text:p text:style-name="P1"><text:span text:style-name="T2">tried to put bootstrap folder in project and point to minified versions of 4.1.1 within the folder, nogo</text:span></text:p>
      <text:p text:style-name="P1"><text:span text:style-name="T2"/></text:p>
      <text:p text:style-name="P4"/>
      <text:p text:style-name="P4"/>
      <text:p text:style-name="P2">task: <text:span text:style-name="T2">add a y-axis margin on the top of the name area</text:span></text:p>
      <text:p text:style-name="P4"/>
      <text:p text:style-name="P1">task: <text:span text:style-name="T2">make fb and insta icons smaller, add left margin</text:span></text:p>
      <text:p text:style-name="Standard"/>
      <text:p text:style-name="P1">task: <text:span text:style-name="T2">on picture hover, display photo credit, ie "Photo: Brinkhoff / Moegenburg"</text:span></text:p>
      <text:p text:style-name="P4"/>
      <text:p text:style-name="P6">task: <text:span text:style-name="T2"><text:s/>center EN | DE text vertically.. it is currently at the top left corner of the div</text:span></text:p>
      <text:p text:style-name="P4">adding margins and padding to the language elements didn't work</text:p>
      <text:p text:style-name="P4">adding py-auto to the row class didn't work</text:p>
      <text:p text:style-name="P4">turning the row div into a flex box with display: flex; started to work</text:p>
      <text:p text:style-name="P4">flex-direction: column; justify-content: center; got the content a little lower, but they were on top of the center line, not having the center axis going through them, which i need</text:p>
      <text:p text:style-name="P4">align-items: center put the content starting from a vertical line in the center of the div</text:p>
      <text:p text:style-name="P4"/>
      <text:p text:style-name="P4">while working on the EN | DE section, suddenly the margins disappeared for the navbar.. the reason for this was that at one point the cursor was on the line before the code specifying the margins and I pressed shift-s instead of ctrl-s.. took 20min to figure it out</text:p>
      <text:p text:style-name="P4"/>
      <text:p text:style-name="P4">@media-break <text:s/>float right (the EN | DE section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58M9S</meta:editing-duration>
    <meta:editing-cycles>9</meta:editing-cycles>
    <meta:generator>OpenOffice/4.1.5$Win32 OpenOffice.org_project/415m1$Build-9789</meta:generator>
    <dc:date>2018-07-16T11:24:11.26</dc:date>
    <dc:creator>Justin Moore</dc:creator>
    <meta:document-statistic meta:table-count="0" meta:image-count="0" meta:object-count="0" meta:page-count="2" meta:paragraph-count="53" meta:word-count="711" meta:character-count="4186"/>
    <meta:user-defined meta:name="Info 1"/>
    <meta:user-defined meta:name="Info 2"/>
    <meta:user-defined meta:name="Info 3"/>
    <meta:user-defined meta:name="Info 4"/>
  </office:meta>
</office:document-meta>
</file>